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Writer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Writer.getFileSystem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Writer.se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Writer.setDirectory( FileObject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Writer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Writer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Writ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Writer.process( MessageExchange exchange , NormalizedMessage 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FileWriter.getUnique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Writer.setMarshaler( File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Writer.setFileSystemManager( FileSystemManager fileSystem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Writer.setUniqueFileName( String unique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